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officeooo:rsid="0094ed74" officeooo:paragraph-rsid="0094ed74"/>
    </style:style>
    <style:style style:name="P2" style:family="paragraph" style:parent-style-name="Text_20_body">
      <style:text-properties officeooo:rsid="00959002" officeooo:paragraph-rsid="00959002"/>
    </style:style>
    <style:style style:name="P3" style:family="paragraph" style:parent-style-name="Text_20_body">
      <style:text-properties officeooo:rsid="00984792" officeooo:paragraph-rsid="00984792"/>
    </style:style>
    <style:style style:name="P4" style:family="paragraph" style:parent-style-name="Text_20_body">
      <style:text-properties officeooo:rsid="009c4b59" officeooo:paragraph-rsid="009c4b59"/>
    </style:style>
    <style:style style:name="P5" style:family="paragraph" style:parent-style-name="Text_20_body">
      <style:text-properties officeooo:rsid="00a008a1" officeooo:paragraph-rsid="00a008a1"/>
    </style:style>
    <style:style style:name="P6" style:family="paragraph" style:parent-style-name="Text_20_body">
      <style:text-properties officeooo:rsid="00a068ab" officeooo:paragraph-rsid="00a068ab"/>
    </style:style>
    <style:style style:name="P7" style:family="paragraph" style:parent-style-name="Text_20_body">
      <style:text-properties officeooo:rsid="00a094c5" officeooo:paragraph-rsid="00a094c5"/>
    </style:style>
    <style:style style:name="P8" style:family="paragraph" style:parent-style-name="Text_20_body">
      <style:text-properties officeooo:rsid="00a41a24" officeooo:paragraph-rsid="00a41a24"/>
    </style:style>
    <style:style style:name="P9" style:family="paragraph" style:parent-style-name="Text_20_body">
      <style:text-properties officeooo:rsid="00a4931f" officeooo:paragraph-rsid="00a4931f"/>
    </style:style>
    <style:style style:name="P10" style:family="paragraph" style:parent-style-name="Text_20_body">
      <style:text-properties officeooo:rsid="00a1af9b" officeooo:paragraph-rsid="00a1af9b"/>
    </style:style>
    <style:style style:name="P11" style:family="paragraph" style:parent-style-name="Text_20_body">
      <style:text-properties officeooo:rsid="00a4a45a" officeooo:paragraph-rsid="00a4a45a"/>
    </style:style>
    <style:style style:name="P12" style:family="paragraph" style:parent-style-name="Text_20_body">
      <style:text-properties officeooo:rsid="00984792" officeooo:paragraph-rsid="00984792"/>
    </style:style>
    <style:style style:name="P13" style:family="paragraph" style:parent-style-name="Text_20_body">
      <style:text-properties officeooo:rsid="00a52f8e" officeooo:paragraph-rsid="00a52f8e"/>
    </style:style>
    <style:style style:name="P14" style:family="paragraph" style:parent-style-name="Text_20_body" style:list-style-name="L2">
      <style:text-properties officeooo:rsid="00a52f8e" officeooo:paragraph-rsid="00a52f8e"/>
    </style:style>
    <style:style style:name="P15" style:family="paragraph" style:parent-style-name="Text_20_body" style:list-style-name="L1">
      <style:text-properties officeooo:paragraph-rsid="00a52f8e"/>
    </style:style>
    <style:style style:name="P16" style:family="paragraph" style:parent-style-name="Heading_20_1" style:list-style-name=""/>
    <style:style style:name="P17" style:family="paragraph" style:parent-style-name="Heading_20_1">
      <style:paragraph-properties fo:break-before="page"/>
      <style:text-properties officeooo:rsid="0094ed74" officeooo:paragraph-rsid="0094ed74"/>
    </style:style>
    <style:style style:name="P18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19" style:family="paragraph" style:parent-style-name="Heading_20_2">
      <style:text-properties officeooo:rsid="0094ed74" officeooo:paragraph-rsid="0094ed74"/>
    </style:style>
    <style:style style:name="P20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21" style:family="paragraph" style:parent-style-name="Contents_20_3">
      <style:paragraph-properties>
        <style:tab-stops>
          <style:tab-stop style:position="6.5319in" style:type="right" style:leader-style="dotted" style:leader-text="."/>
        </style:tab-stops>
      </style:paragraph-properties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officeooo:rsid="00a21f6c"/>
    </style:style>
    <style:style style:name="T3" style:family="text">
      <style:text-properties officeooo:rsid="00a52f8e"/>
    </style:style>
    <style:style style:name="T4" style:family="text">
      <style:text-properties officeooo:rsid="00a66a7f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20"><text:a xlink:type="simple" xlink:href="#__RefHeading__17544_1778572435" text:style-name="Index_20_Link" text:visited-style-name="Index_20_Link"><text:s/>1 <text:s/>Basic points<text:tab/>2</text:a></text:p>
          <text:p text:style-name="P18"><text:a xlink:type="simple" xlink:href="#__RefHeading___Toc4322_4111360865" text:style-name="Index_20_Link" text:visited-style-name="Index_20_Link"><text:s/>1.1 <text:s/>Usage of cmake files<text:tab/>2</text:a></text:p>
          <text:p text:style-name="P21"><text:a xlink:type="simple" xlink:href="#__RefHeading___Toc4324_4111360865" text:style-name="Index_20_Link" text:visited-style-name="Index_20_Link"><text:s/>1.1.1 <text:s/>Commad: cmake ..<text:tab/>2</text:a></text:p>
          <text:p text:style-name="P21"><text:a xlink:type="simple" xlink:href="#__RefHeading___Toc4326_4111360865" text:style-name="Index_20_Link" text:visited-style-name="Index_20_Link"><text:s/>1.1.2 <text:s/>Command: make<text:tab/>2</text:a></text:p>
          <text:p text:style-name="P21"><text:a xlink:type="simple" xlink:href="#__RefHeading___Toc4328_4111360865" text:style-name="Index_20_Link" text:visited-style-name="Index_20_Link"><text:s/>1.1.3 <text:s/>Command: ./01-hello/hello<text:tab/>2</text:a></text:p>
          <text:p text:style-name="P18"><text:a xlink:type="simple" xlink:href="#__RefHeading__17546_1778572435" text:style-name="Index_20_Link" text:visited-style-name="Index_20_Link"><text:s/>1.2 <text:s/>Check the version of the installed cmake<text:tab/>2</text:a></text:p>
          <text:p text:style-name="P21"><text:a xlink:type="simple" xlink:href="#__RefHeading__6289_1013439220" text:style-name="Index_20_Link" text:visited-style-name="Index_20_Link"><text:s/>1.2.1 <text:s/>Write a CMakeFiles.txt file in order to build the executable reverse-engineering from the source file<text:tab/>2</text:a></text:p>
        </text:index-body>
      </text:table-of-content>
      <text:h text:style-name="P16" text:outline-level="1"/>
      <text:h text:style-name="P17" text:outline-level="1"><text:bookmark-start text:name="__RefHeading__17544_1778572435"/>Basic points<text:bookmark-end text:name="__RefHeading__17544_1778572435"/></text:h>
      <text:h text:style-name="Heading_20_2" text:outline-level="2"><text:bookmark-start text:name="__RefHeading___Toc4322_4111360865"/>Usage of cmake files<text:bookmark-end text:name="__RefHeading___Toc4322_4111360865"/></text:h>
      <text:h text:style-name="Heading_20_3" text:outline-level="3"><text:bookmark-start text:name="__RefHeading___Toc4324_4111360865"/>Commad: cmake .. <text:bookmark-end text:name="__RefHeading___Toc4324_4111360865"/></text:h>
      <text:p text:style-name="P5">cd tw3720tu.2017</text:p>
      <text:p text:style-name="P5">mkdir build</text:p>
      <text:p text:style-name="P5">cd build</text:p>
      <text:p text:style-name="P5">cmake ..</text:p>
      <text:p text:style-name="P4">This will generate all required Makefiles needed to compile the examples.</text:p>
      <text:p text:style-name="P4"><text:a xlink:type="simple" xlink:href="https://gitlab.com/mmoelle1/tw3720tu.2017/tree/master" text:style-name="Internet_20_link" text:visited-style-name="Visited_20_Internet_20_Link">https://gitlab.com/mmoelle1/tw3720tu.2017/tree/master</text:a></text:p>
      <text:p text:style-name="P6">All Makefiles appear in the build filefolder.</text:p>
      <text:h text:style-name="Heading_20_3" text:outline-level="3"><text:bookmark-start text:name="__RefHeading___Toc4326_4111360865"/>Command: make<text:bookmark-end text:name="__RefHeading___Toc4326_4111360865"/></text:h>
      <text:p text:style-name="P7">Compile the example programs.</text:p>
      <text:p text:style-name="P10">This will generate the binary file, <text:span text:style-name="T2">which cannot be open</text:span>.</text:p>
      <text:p text:style-name="P11"/>
      <text:h text:style-name="Heading_20_3" text:outline-level="3"><text:bookmark-start text:name="__RefHeading___Toc4328_4111360865"/>Command: ./01-hello/hello<text:bookmark-end text:name="__RefHeading___Toc4328_4111360865"/></text:h>
      <text:p text:style-name="P8">This will run the first example programme.</text:p>
      <text:p text:style-name="P9">The last 'hello' denotes the binary file.</text:p>
      <text:h text:style-name="P19" text:outline-level="2"><text:bookmark-start text:name="__RefHeading__17546_1778572435"/>Check the version of the installed cmake<text:bookmark-end text:name="__RefHeading__17546_1778572435"/></text:h>
      <text:p text:style-name="P1">1.</text:p>
      <text:p text:style-name="P1">Input <text:span text:style-name="T1">cmake --version</text:span></text:p>
      <text:p text:style-name="P2"><text:a xlink:type="simple" xlink:href="https://askubuntu.com/questions/225579/how-to-check-whether-cmake-is-installed-in-ubuntu" text:style-name="Internet_20_link" text:visited-style-name="Visited_20_Internet_20_Link">https://askubuntu.com/questions/225579/how-to-check-whether-cmake-is-installed-in-ubuntu</text:a></text:p>
      <text:h text:style-name="Heading_20_3" text:outline-level="3"><text:bookmark-start text:name="__RefHeading__6289_1013439220"/>Write a CMakeFiles.txt file in order to build the executable reverse-engineering from the source file<text:bookmark-end text:name="__RefHeading__6289_1013439220"/></text:h>
      <text:p text:style-name="P3">1.</text:p>
      <text:p text:style-name="P3">open</text:p>
      <text:p text:style-name="P3">/home/dv/jliu/Localdisk/GitHub/tw3720tu.2017/CmakeList.txt</text:p>
      <text:p text:style-name="P3">do</text:p>
      <text:p text:style-name="P3">add_subdirectory(H03-reverse-engineering)</text:p>
      <text:p text:style-name="P3"/>
      <text:h text:style-name="Heading_20_2" text:outline-level="2"><text:soft-page-break/>The make process</text:h>
      <text:h text:style-name="Heading_20_3" text:outline-level="3">What does command 'make' do?, <text:span text:style-name="T4">Nov 21, 2019</text:span></text:h>
      <text:list xml:id="list2490847532" text:style-name="L1">
        <text:list-item>
          <text:p text:style-name="P15"><text:span text:style-name="T3">Syntax in Makefile that points to 'Makefile2'</text:span></text:p>
        </text:list-item>
      </text:list>
      <text:p text:style-name="P13"/>
      <text:p text:style-name="P13">#=============================================================================</text:p>
      <text:p text:style-name="P13"># Target rules for targets named step-4</text:p>
      <text:p text:style-name="P13"/>
      <text:p text:style-name="P13"># Build rule for target.</text:p>
      <text:p text:style-name="P13">step-4: cmake_check_build_system</text:p>
      <text:p text:style-name="P13"><text:tab/>$(MAKE) -f CMakeFiles/Makefile2 step-4</text:p>
      <text:p text:style-name="P13">.PHONY : step-4</text:p>
      <text:p text:style-name="P13"/>
      <text:p text:style-name="P13"># fast build rule for target.</text:p>
      <text:p text:style-name="P13">step-4/fast:</text:p>
      <text:p text:style-name="P13"><text:tab/>$(MAKE) -f CMakeFiles/step-4.dir/build.make CMakeFiles/step-4.dir/build</text:p>
      <text:p text:style-name="P13">.PHONY : step-4/fast</text:p>
      <text:list xml:id="list2279249689" text:style-name="L2">
        <text:list-item>
          <text:p text:style-name="P14">syntax in Makefile2 that shows the make process</text:p>
        </text:list-item>
      </text:list>
      <text:p text:style-name="P13"># Build rule for subdir invocation for target.</text:p>
      <text:p text:style-name="P13">CMakeFiles/info.dir/rule: cmake_check_build_system</text:p>
      <text:p text:style-name="P13"><text:tab/>$(CMAKE_COMMAND) -E cmake_progress_start /home/dv/jliu/Localdisk/deal.ii_d10/examples/step-4/CMakeFiles 0</text:p>
      <text:p text:style-name="P13"><text:tab/>$(MAKE) -f CMakeFiles/Makefile2 CMakeFiles/info.dir/all</text:p>
      <text:p text:style-name="P13"><text:tab/>$(CMAKE_COMMAND) -E cmake_progress_start /home/dv/jliu/Localdisk/deal.ii_d10/examples/step-4/CMakeFiles 0</text:p>
      <text:p text:style-name="P13">.PHONY : CMakeFiles/info.dir/rule</text:p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000000"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Teletype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space" fo:text-indent="-0.4in" fo:margin-left="0.4in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nothing" fo:text-indent="-0.5in" fo:margin-left="0.5in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4T21:08:13.462241763</meta:creation-date>
    <meta:editing-duration>PT20H57M3S</meta:editing-duration>
    <meta:editing-cycles>27</meta:editing-cycles>
    <meta:generator>LibreOffice/6.1.5.2$Linux_X86_64 LibreOffice_project/10$Build-2</meta:generator>
    <dc:date>2019-11-21T17:36:18.419901851</dc:date>
    <meta:document-statistic meta:table-count="0" meta:image-count="0" meta:object-count="0" meta:page-count="3" meta:paragraph-count="54" meta:word-count="253" meta:character-count="2097" meta:non-whitespace-character-count="1872"/>
    <meta:user-defined meta:name="Info 1"/>
    <meta:user-defined meta:name="Info 2"/>
    <meta:user-defined meta:name="Info 3"/>
    <meta:user-defined meta:name="Info 4"/>
  </office:meta>
</office:document-meta>
</file>